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Sans-serif" fo:font-size="16pt" officeooo:rsid="0b30f79e" officeooo:paragraph-rsid="0b30f79e" style:font-size-asian="16pt" style:font-size-complex="16pt"/>
    </style:style>
    <style:style style:name="P2" style:family="paragraph" style:parent-style-name="Standard">
      <style:text-properties style:font-name="Sans-serif" style:text-underline-style="none" fo:font-weight="normal" officeooo:rsid="0b333eeb" officeooo:paragraph-rsid="0b30f79e" style:font-weight-asian="normal" style:font-weight-complex="normal"/>
    </style:style>
    <style:style style:name="T1" style:family="text">
      <style:text-properties officeooo:rsid="0c43a64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Sans-serif" fo:font-family="Sans-serif" style:font-family-generic="swiss" fo:font-size="9pt" fo:font-weight="normal" officeooo:rsid="087077b6" style:font-size-asian="7.84999990463257pt" style:font-weight-asian="normal" style:font-size-complex="9pt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style:font-name="Sans-serif" fo:font-family="Sans-serif" style:font-family-generic="swiss" fo:font-size="115%" fo:font-weight="bold" style:font-size-asian="115%" style:font-weight-asian="bold" style:font-size-complex="11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25in" style:type="center"/>
          <style:tab-stop style:position="10.5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style:font-name="Sans-serif" fo:font-family="Sans-serif" style:font-family-generic="swiss"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Sans-serif" fo:font-size="16pt" officeooo:rsid="0b30f79e" officeooo:paragraph-rsid="0b30f79e" style:font-size-asian="16pt" style:font-size-complex="16pt"/>
    </style:style>
    <style:style style:name="MT1" style:family="text">
      <style:text-properties officeooo:rsid="0c43a641"/>
    </style:style>
    <style:page-layout style:name="Mpm1">
      <style:page-layout-properties fo:page-width="11in" fo:page-height="8.5in" style:num-format="1" style:print-orientation="landscape" fo:margin-top="0.25in" fo:margin-bottom="0.25in" fo:margin-left="0.25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3" fo:column-gap="0.2in">
          <style:column-sep style:width="0.0035in" style:color="#000000" style:height="100%" style:style="solid"/>
          <style:column style:rel-width="21845*" fo:start-indent="0in" fo:end-indent="0.1in"/>
          <style:column style:rel-width="21845*" fo:start-indent="0.1in" fo:end-indent="0.1in"/>
          <style:column style:rel-width="21845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Template</text:span> Playbook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21:18:14.225843956</meta:creation-date>
    <dc:date>2021-11-24T20:04:18.198429414</dc:date>
    <meta:editing-duration>P6DT10H5M22S</meta:editing-duration>
    <meta:editing-cycles>2749</meta:editing-cycles>
    <meta:generator>LibreOffice/6.0.7.3$Linux_X86_64 LibreOffice_project/00m0$Build-3</meta:generator>
    <meta:print-date>2021-11-12T06:54:01.935995134</meta:print-date>
    <meta:document-statistic meta:table-count="0" meta:image-count="0" meta:object-count="0" meta:page-count="1" meta:paragraph-count="1" meta:word-count="2" meta:character-count="17" meta:non-whitespace-character-count="16"/>
  </office:meta>
</office:document-meta>
</file>